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626in"/>
        </style:tab-stops>
      </style:paragraph-properties>
    </style:style>
    <style:style style:name="P2" style:family="paragraph" style:parent-style-name="Standard">
      <style:text-properties officeooo:paragraph-rsid="00235fc8"/>
    </style:style>
    <style:style style:name="P3" style:family="paragraph">
      <loext:graphic-properties draw:fill-color="#ffffff"/>
    </style:style>
    <style:style style:name="P4" style:family="paragraph">
      <style:text-properties fo:font-size="12pt"/>
    </style:style>
    <style:style style:name="P5" style:family="paragraph">
      <style:paragraph-properties fo:margin-left="-1.8748in" fo:margin-right="0in" fo:text-indent="-1.9362in"/>
      <style:text-properties fo:font-size="1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solid" draw:fill-color="#0000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59fd"/>
    </style:style>
    <style:style style:name="T2" style:family="text">
      <style:text-properties officeooo:rsid="001d9a8e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5.1909in" fo:min-width="1.6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left" draw:textarea-vertical-align="top" draw:auto-grow-height="false" fo:min-height="2.2484in" fo:min-width="4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left" draw:textarea-vertical-align="top" draw:auto-grow-height="false" fo:min-height="2.1189in" fo:min-width="4.4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8937in" fo:min-width="1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8937in" fo:min-width="1.3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6693in" fo:min-width="1.3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0.6681in" fo:min-width="1.3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0.6689in" fo:min-width="1.3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0000cc" draw:textarea-horizontal-align="right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><text:tab/><text:tab/><text:tab/><text:tab/><text:tab/><text:tab/><text:span text:style-name="T2">RegionServer1</text:span></text:p>
      <text:p text:style-name="Standard"><draw:custom-shape text:anchor-type="paragraph" draw:z-index="0" draw:name="Shape1" draw:style-name="gr1" draw:text-style-name="P3" svg:width="1.6752in" svg:height="5.1913in" svg:x="-0.0299in" svg:y="0.0472in"><text:p/><text:p/><text:p/><text:p/><text:p/><text:p/><text:p/><text:p/><text:p/><text:p/><text:p/><text:p/><text:p/><text:p/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2" draw:style-name="gr2" draw:text-style-name="P3" svg:width="4.2713in" svg:height="2.2488in" svg:x="2.739in" svg:y="0.0209in"><text:p><text:s text:c="10"/>Region1 <text:s text:c="46"/>Region5</text:p><text:p/><text:p/><text:p/><text:p/><text:p><text:s text:c="11"/></text:p><text:p><text:s text:c="14"/>Region3 <text:s text:c="43"/>Region6</text:p><text:p><text:s text:c="9"/></text:p><text:p><text:s text:c="3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4" draw:style-name="gr4" draw:text-style-name="P3" svg:width="1.198in" svg:height="0.8941in" svg:x="0.239in" svg:y="0.4118in"><text:p><text:s text:c="3"/><text:span text:style-name="T3">Batch.call()</text:span></text:p><draw:enhanced-geometry svg:viewBox="0 0 21600 21600" draw:type="rectangle" draw:enhanced-path="M 0 0 L 21600 0 21600 21600 0 21600 0 0 Z N"/></draw:custom-shape><draw:custom-shape text:anchor-type="paragraph" draw:z-index="4" draw:name="Shape4" draw:style-name="gr5" draw:text-style-name="P3" svg:width="1.3976in" svg:height="0.8941in" svg:x="0.1091in" svg:y="2.122in"><text:p><text:s text:c="3"/>HtableInterface.</text:p><text:p><text:s text:c="2"/>coprocessorExec()</text:p><draw:enhanced-geometry svg:viewBox="0 0 21600 21600" draw:type="rectangle" draw:enhanced-path="M 0 0 L 21600 0 21600 21600 0 21600 0 0 Z N"/></draw:custom-shape><draw:custom-shape text:anchor-type="paragraph" draw:z-index="5" draw:name="Shape4" draw:style-name="gr4" draw:text-style-name="P3" svg:width="1.198in" svg:height="0.8941in" svg:x="0.1866in" svg:y="3.8228in"><text:p><text:s/>Aggregate result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6" draw:name="Shape5" draw:style-name="gr6" draw:text-style-name="P6" svg:width="1.3476in" svg:height="0.6697in" svg:x="2.9992in" svg:y="0.0374in"><text:p><text:span text:style-name="T4"><text:s text:c="2"/></text:span><text:span text:style-name="T4">ColAggrProtocol</text:span></text:p><draw:enhanced-geometry svg:viewBox="0 0 21600 21600" draw:type="rectangle" draw:enhanced-path="M 0 0 L 21600 0 21600 21600 0 21600 0 0 Z N"/></draw:custom-shape><draw:custom-shape text:anchor-type="paragraph" draw:z-index="8" draw:name="Shape5" draw:style-name="gr7" draw:text-style-name="P3" svg:width="1.3461in" svg:height="0.6685in" svg:x="5.2827in" svg:y="0.0555in"><text:p><text:s text:c="2"/>ColAggrProtocol</text:p><draw:enhanced-geometry svg:viewBox="0 0 21600 21600" draw:type="rectangle" draw:enhanced-path="M 0 0 L 21600 0 21600 21600 0 21600 0 0 Z N"/></draw:custom-shape></text:p>
      <text:p text:style-name="Standard"><draw:line text:anchor-type="paragraph" draw:z-index="13" draw:name="Shape5" draw:style-name="gr9" draw:text-style-name="P7" svg:x1="1.5063in" svg:y1="2.1197in" svg:x2="2.9992in" svg:y2="0.0807in"><text:p/></draw:line><draw:line text:anchor-type="paragraph" draw:z-index="18" draw:name="Shape5" draw:style-name="gr9" draw:text-style-name="P7" svg:x1="1.5063in" svg:y1="2.1193in" svg:x2="5.2827in" svg:y2="0.1236in"><text:p/></draw:line></text:p>
      <text:p text:style-name="Standard"/>
      <text:p text:style-name="Standard"/>
      <text:p text:style-name="Standard"/>
      <text:p text:style-name="Standard"><draw:line text:anchor-type="paragraph" draw:z-index="14" draw:name="Shape5" draw:style-name="gr9" draw:text-style-name="P7" svg:x1="0.852in" svg:y1="0.1555in" svg:x2="0.8555in" svg:y2="0.972in"><text:p/></draw:line></text:p>
      <text:p text:style-name="Standard"><draw:custom-shape text:anchor-type="paragraph" draw:z-index="9" draw:name="Shape5" draw:style-name="gr8" draw:text-style-name="P6" svg:width="1.3469in" svg:height="0.6689in" svg:x="5.352in" svg:y="0.0335in"><text:p><text:span text:style-name="T4"><text:s text:c="2"/></text:span><text:span text:style-name="T4">ColAggrProtocol</text:span></text:p><draw:enhanced-geometry svg:viewBox="0 0 21600 21600" draw:type="rectangle" draw:enhanced-path="M 0 0 L 21600 0 21600 21600 0 21600 0 0 Z N"/></draw:custom-shape><draw:custom-shape text:anchor-type="paragraph" draw:z-index="7" draw:name="Shape5" draw:style-name="gr7" draw:text-style-name="P3" svg:width="1.3461in" svg:height="0.6685in" svg:x="3.0256in" svg:y="0.0598in"><text:p><text:s text:c="2"/>ColAggrProtocol</text:p><draw:enhanced-geometry svg:viewBox="0 0 21600 21600" draw:type="rectangle" draw:enhanced-path="M 0 0 L 21600 0 21600 21600 0 21600 0 0 Z N"/></draw:custom-shape></text:p>
      <text:p text:style-name="Standard"><draw:line text:anchor-type="paragraph" draw:z-index="17" draw:name="Shape5" draw:style-name="gr9" draw:text-style-name="P7" svg:x1="1.5063in" svg:y1="0.9697in" svg:x2="5.352in" svg:y2="0.1807in"><text:p/></draw:line><draw:line text:anchor-type="paragraph" draw:z-index="21" draw:name="Shape5" draw:style-name="gr9" draw:text-style-name="P7" svg:x1="1.5063in" svg:y1="0.9693in" svg:x2="2.9992in" svg:y2="0.0764in"><text:p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20" draw:name="Shape5" draw:style-name="gr9" draw:text-style-name="P7" svg:x1="1.5063in" svg:y1="0.011in" svg:x2="3.1815in" svg:y2="1.2618in"><text:p/></draw:line><draw:line text:anchor-type="paragraph" draw:z-index="19" draw:name="Shape5" draw:style-name="gr9" draw:text-style-name="P7" svg:x1="1.5063in" svg:y1="0.011in" svg:x2="5.4736in" svg:y2="1.2094in"><text:p/></draw:line><draw:line text:anchor-type="paragraph" draw:z-index="16" draw:name="Shape5" draw:style-name="gr9" draw:text-style-name="P7" svg:x1="1.5063in" svg:y1="0.011in" svg:x2="5.0646in" svg:y2="1.8783in"><text:p/></draw:line></text:p>
      <text:p text:style-name="Standard"><text:tab/><text:tab/><text:tab/></text:p>
      <text:p text:style-name="P1"><draw:custom-shape text:anchor-type="paragraph" draw:z-index="2" draw:name="Shape3" draw:style-name="gr3" draw:text-style-name="P6" svg:width="4.4016in" svg:height="2.1189in" svg:x="2.7307in" svg:y="0.2453in"><text:p text:style-name="P4"><text:s text:c="15"/>Region2 <text:s text:c="43"/>Region7</text:p><text:p text:style-name="P4"/><text:p text:style-name="P4"/><text:p text:style-name="P4"/><text:p text:style-name="P4"/><text:p text:style-name="P4"><text:tab/><text:tab/><text:tab/><text:tab/><text:tab/></text:p><text:p text:style-name="P4"/><text:p text:style-name="P4"/><text:p text:style-name="P4"/><text:p text:style-name="P4"><text:tab/></text:p><text:p text:style-name="P4"><text:tab/><text:tab/><text:tab/><text:tab/><text:tab/>Region4</text:p><text:p text:style-name="P4"/><text:p text:style-name="P4"/><text:p text:style-name="P5"/><text:p text:style-name="P5"/><text:p text:style-name="P5"/><text:p text:style-name="P5"/><text:p text:style-name="P5"/><text:p text:style-name="P4"/><text:p text:style-name="P4"/><text:p text:style-name="P4"/><text:p text:style-name="P4"/><draw:enhanced-geometry svg:viewBox="0 0 21600 21600" draw:mirror-horizontal="false" draw:mirror-vertical="false" draw:type="rectangle" draw:enhanced-path="M 0 0 L 21600 0 21600 21600 0 21600 0 0 Z N"/></draw:custom-shape><draw:line text:anchor-type="paragraph" draw:z-index="15" draw:name="Shape5" draw:style-name="gr9" draw:text-style-name="P7" svg:x1="0.8091in" svg:y1="0.1311in" svg:x2="0.8126in" svg:y2="0.9476in"><text:p/></draw:line><draw:custom-shape text:anchor-type="paragraph" draw:z-index="12" draw:name="Shape5" draw:style-name="gr7" draw:text-style-name="P3" svg:width="1.3461in" svg:height="0.6685in" svg:x="5.4736in" svg:y="0.4965in"><text:p><text:s text:c="2"/>ColAggrProtocol</text:p><draw:enhanced-geometry svg:viewBox="0 0 21600 21600" draw:type="rectangle" draw:enhanced-path="M 0 0 L 21600 0 21600 21600 0 21600 0 0 Z N"/></draw:custom-shape><draw:custom-shape text:anchor-type="paragraph" draw:z-index="10" draw:name="Shape5" draw:style-name="gr7" draw:text-style-name="P3" svg:width="1.3461in" svg:height="0.6685in" svg:x="3.1811in" svg:y="0.4709in"><text:p><text:s text:c="2"/>ColAggrProtocol</text:p><draw:enhanced-geometry svg:viewBox="0 0 21600 21600" draw:type="rectangle" draw:enhanced-path="M 0 0 L 21600 0 21600 21600 0 21600 0 0 Z N"/></draw:custom-shape><draw:custom-shape text:anchor-type="paragraph" draw:z-index="11" draw:name="Shape5" draw:style-name="gr7" draw:text-style-name="P3" svg:width="1.3461in" svg:height="0.6685in" svg:x="4.4402in" svg:y="1.4953in"><text:p><text:s text:c="2"/>ColAggrProtocol</text:p><draw:enhanced-geometry svg:viewBox="0 0 21600 21600" draw:type="rectangle" draw:enhanced-path="M 0 0 L 21600 0 21600 21600 0 21600 0 0 Z N"/></draw:custom-shape><text:tab/><text:tab/><text:tab/><text:tab/><text:tab/><text:tab/><text:span text:style-name="T2">RegionServer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6:08:09.139726654</meta:creation-date>
    <dc:date>2016-06-01T13:32:45.412063027</dc:date>
    <meta:editing-duration>PT23M49S</meta:editing-duration>
    <meta:editing-cycles>14</meta:editing-cycles>
    <meta:generator>LibreOffice/5.1.2.2$Linux_X86_64 LibreOffice_project/10m0$Build-2</meta:generator>
    <meta:document-statistic meta:table-count="0" meta:image-count="0" meta:object-count="0" meta:page-count="1" meta:paragraph-count="3" meta:word-count="2" meta:character-count="41" meta:non-whitespace-character-count="26"/>
  </office:meta>
</office:document-meta>
</file>